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fill="solid" draw:fill-color="#33ff99"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draw:fill="solid" draw:fill-color="#9900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6600" draw:textarea-horizontal-align="center" draw:textarea-vertical-align="top" draw:auto-grow-height="false"/>
    </style:style>
    <style:style style:name="gr5" style:family="graphic" style:parent-style-name="standard">
      <style:graphic-properties draw:fill="solid" draw:fill-color="#9999ff" draw:textarea-horizontal-align="center" draw:textarea-vertical-align="top" draw:auto-grow-height="false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>
          <draw:rect draw:style-name="gr1" draw:text-style-name="P1" draw:layer="layout" svg:width="3.4cm" svg:height="12.1cm" svg:x="8.45cm" svg:y="8.1cm">
            <text:p text:style-name="P1">Channel</text:p>
          </draw:rect>
          <draw:custom-shape draw:style-name="gr2" draw:text-style-name="P1" draw:layer="layout" svg:width="3.2cm" svg:height="3.2cm" svg:x="8.55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8.55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8.55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11.35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1.35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8.05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7.2cm" svg:height="1.7cm" svg:x="6.6cm" svg:y="24.7cm">
            <text:p text:style-name="P2"><text:span text:style-name="T1">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6.1cm" svg:y="25.1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3.3cm" svg:y="25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7.2cm" svg:height="1.7cm" svg:x="6.6cm" svg:y="26.7cm">
            <text:p text:style-name="P2"><text:span text:style-name="T1">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6.1cm" svg:y="27.1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3.3cm" svg:y="27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7.2cm" svg:height="1.7cm" svg:x="6.35cm" svg:y="1.3cm">
            <text:p text:style-name="P2"><text:span text:style-name="T1">Instrum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13.05cm" svg:y="1.7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7.2cm" svg:height="1.7cm" svg:x="6.35cm" svg:y="3.4cm">
            <text:p text:style-name="P2"><text:span text:style-name="T1">Instrum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13.05cm" svg:y="3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ellipse draw:style-name="gr6" draw:text-style-name="P2" draw:layer="layout" svg:width="4.1cm" svg:height="2.5cm" svg:x="17cm" svg:y="25cm">
            <text:p text:style-name="P2"><text:span text:style-name="T1">Master</text:span></text:p>
          </draw:ellipse>
          <draw:custom-shape draw:style-name="gr3" draw:text-style-name="P2" draw:layer="layout" svg:width="0.9cm" svg:height="0.9cm" svg:x="16.6cm" svg:y="25.9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3.4cm" svg:height="12.1cm" svg:x="2.3cm" svg:y="8.1cm">
            <text:p text:style-name="P1">Channel</text:p>
          </draw:rect>
          <draw:custom-shape draw:style-name="gr2" draw:text-style-name="P1" draw:layer="layout" svg:width="3.2cm" svg:height="3.2cm" svg:x="2.4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2.40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2.4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5.2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5.2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.9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3.4cm" svg:height="12.1cm" svg:x="14.9cm" svg:y="8.1cm">
            <text:p text:style-name="P1">Channel</text:p>
          </draw:rect>
          <draw:custom-shape draw:style-name="gr2" draw:text-style-name="P1" draw:layer="layout" svg:width="3.2cm" svg:height="3.2cm" svg:x="15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15.00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15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17.8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7.8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4.5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Standaard">
        <draw:g>
          <draw:rect draw:style-name="gr1" draw:text-style-name="P1" draw:layer="layout" svg:width="3.4cm" svg:height="12.1cm" svg:x="8.45cm" svg:y="8.1cm">
            <text:p text:style-name="P1">Channel</text:p>
          </draw:rect>
          <draw:custom-shape draw:style-name="gr2" draw:text-style-name="P1" draw:layer="layout" svg:width="3.2cm" svg:height="3.2cm" svg:x="8.55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8.55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8.55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11.35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1.35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8.05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7.2cm" svg:height="1.7cm" svg:x="6.6cm" svg:y="24.7cm">
            <text:p text:style-name="P2"><text:span text:style-name="T1">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6.1cm" svg:y="25.1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3.3cm" svg:y="25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7.2cm" svg:height="1.7cm" svg:x="6.6cm" svg:y="26.7cm">
            <text:p text:style-name="P2"><text:span text:style-name="T1">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6.1cm" svg:y="27.1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3.3cm" svg:y="27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7.2cm" svg:height="1.7cm" svg:x="6.35cm" svg:y="1.3cm">
            <text:p text:style-name="P2"><text:span text:style-name="T1">Instrum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13.05cm" svg:y="1.7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7.2cm" svg:height="1.7cm" svg:x="6.35cm" svg:y="3.4cm">
            <text:p text:style-name="P2"><text:span text:style-name="T1">Instrum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13.05cm" svg:y="3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ellipse draw:style-name="gr6" draw:text-style-name="P2" draw:layer="layout" svg:width="4.1cm" svg:height="2.5cm" svg:x="17cm" svg:y="25cm">
            <text:p text:style-name="P2"><text:span text:style-name="T1">Master</text:span></text:p>
          </draw:ellipse>
          <draw:custom-shape draw:style-name="gr3" draw:text-style-name="P2" draw:layer="layout" svg:width="0.9cm" svg:height="0.9cm" svg:x="16.6cm" svg:y="25.9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3.4cm" svg:height="12.1cm" svg:x="2.3cm" svg:y="8.1cm">
            <text:p text:style-name="P1">Channel</text:p>
          </draw:rect>
          <draw:custom-shape draw:style-name="gr2" draw:text-style-name="P1" draw:layer="layout" svg:width="3.2cm" svg:height="3.2cm" svg:x="2.4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2.40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2.4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5.2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5.2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.9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3.4cm" svg:height="12.1cm" svg:x="14.9cm" svg:y="8.1cm">
            <text:p text:style-name="P1">Channel</text:p>
          </draw:rect>
          <draw:custom-shape draw:style-name="gr2" draw:text-style-name="P1" draw:layer="layout" svg:width="3.2cm" svg:height="3.2cm" svg:x="15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15.00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15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17.8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7.8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4.5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Standaard">
        <draw:g>
          <draw:rect draw:style-name="gr1" draw:text-style-name="P1" draw:layer="layout" svg:width="3.4cm" svg:height="12.1cm" svg:x="8.45cm" svg:y="8.1cm">
            <text:p text:style-name="P1">Channel</text:p>
          </draw:rect>
          <draw:custom-shape draw:style-name="gr2" draw:text-style-name="P1" draw:layer="layout" svg:width="3.2cm" svg:height="3.2cm" svg:x="8.55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8.55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8.55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11.35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1.35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8.05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7.2cm" svg:height="1.7cm" svg:x="6.6cm" svg:y="24.7cm">
            <text:p text:style-name="P2"><text:span text:style-name="T1">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6.1cm" svg:y="25.1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3.3cm" svg:y="25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7.2cm" svg:height="1.7cm" svg:x="6.6cm" svg:y="26.7cm">
            <text:p text:style-name="P2"><text:span text:style-name="T1">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6.1cm" svg:y="27.1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3.3cm" svg:y="27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7.2cm" svg:height="1.7cm" svg:x="6.35cm" svg:y="1.3cm">
            <text:p text:style-name="P2"><text:span text:style-name="T1">Instrum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13.05cm" svg:y="1.7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7.2cm" svg:height="1.7cm" svg:x="6.35cm" svg:y="3.4cm">
            <text:p text:style-name="P2"><text:span text:style-name="T1">Instrum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13.05cm" svg:y="3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ellipse draw:style-name="gr6" draw:text-style-name="P2" draw:layer="layout" svg:width="4.1cm" svg:height="2.5cm" svg:x="17cm" svg:y="25cm">
            <text:p text:style-name="P2"><text:span text:style-name="T1">Master</text:span></text:p>
          </draw:ellipse>
          <draw:custom-shape draw:style-name="gr3" draw:text-style-name="P2" draw:layer="layout" svg:width="0.9cm" svg:height="0.9cm" svg:x="16.6cm" svg:y="25.9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3.4cm" svg:height="12.1cm" svg:x="2.3cm" svg:y="8.1cm">
            <text:p text:style-name="P1">Channel</text:p>
          </draw:rect>
          <draw:custom-shape draw:style-name="gr2" draw:text-style-name="P1" draw:layer="layout" svg:width="3.2cm" svg:height="3.2cm" svg:x="2.4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2.40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2.4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5.2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5.2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.9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3.4cm" svg:height="12.1cm" svg:x="14.9cm" svg:y="8.1cm">
            <text:p text:style-name="P1">Channel</text:p>
          </draw:rect>
          <draw:custom-shape draw:style-name="gr2" draw:text-style-name="P1" draw:layer="layout" svg:width="3.2cm" svg:height="3.2cm" svg:x="15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15.00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15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17.8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7.8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4.5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Standaard">
        <draw:g>
          <draw:rect draw:style-name="gr1" draw:text-style-name="P1" draw:layer="layout" svg:width="3.4cm" svg:height="12.1cm" svg:x="8.45cm" svg:y="8.1cm">
            <text:p text:style-name="P1">Channel</text:p>
          </draw:rect>
          <draw:custom-shape draw:style-name="gr2" draw:text-style-name="P1" draw:layer="layout" svg:width="3.2cm" svg:height="3.2cm" svg:x="8.55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8.55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8.55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11.35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1.35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8.05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7.2cm" svg:height="1.7cm" svg:x="6.6cm" svg:y="24.7cm">
            <text:p text:style-name="P2"><text:span text:style-name="T1">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6.1cm" svg:y="25.1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3.3cm" svg:y="25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2" draw:layer="layout" svg:width="7.2cm" svg:height="1.7cm" svg:x="6.6cm" svg:y="26.7cm">
            <text:p text:style-name="P2"><text:span text:style-name="T1">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6.1cm" svg:y="27.1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3.3cm" svg:y="27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7.2cm" svg:height="1.7cm" svg:x="6.35cm" svg:y="1.3cm">
            <text:p text:style-name="P2"><text:span text:style-name="T1">Instrum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13.05cm" svg:y="1.7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7.2cm" svg:height="1.7cm" svg:x="6.35cm" svg:y="3.4cm">
            <text:p text:style-name="P2"><text:span text:style-name="T1">Instrum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cm" svg:height="0.9cm" svg:x="13.05cm" svg:y="3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ellipse draw:style-name="gr6" draw:text-style-name="P2" draw:layer="layout" svg:width="4.1cm" svg:height="2.5cm" svg:x="17cm" svg:y="25cm">
            <text:p text:style-name="P2"><text:span text:style-name="T1">Master</text:span></text:p>
          </draw:ellipse>
          <draw:custom-shape draw:style-name="gr3" draw:text-style-name="P2" draw:layer="layout" svg:width="0.9cm" svg:height="0.9cm" svg:x="16.6cm" svg:y="25.9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3.4cm" svg:height="12.1cm" svg:x="2.3cm" svg:y="8.1cm">
            <text:p text:style-name="P1">Channel</text:p>
          </draw:rect>
          <draw:custom-shape draw:style-name="gr2" draw:text-style-name="P1" draw:layer="layout" svg:width="3.2cm" svg:height="3.2cm" svg:x="2.4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2.40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2.4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5.2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5.2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.9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3.4cm" svg:height="12.1cm" svg:x="14.9cm" svg:y="8.1cm">
            <text:p text:style-name="P1">Channel</text:p>
          </draw:rect>
          <draw:custom-shape draw:style-name="gr2" draw:text-style-name="P1" draw:layer="layout" svg:width="3.2cm" svg:height="3.2cm" svg:x="15cm" svg:y="13cm">
            <text:p text:style-name="P1">Send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15.001cm" svg:y="9.401cm">
            <text:p text:style-name="P1">In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2cm" svg:height="3.2cm" svg:x="15cm" svg:y="16.6cm">
            <text:p text:style-name="P1">Outpu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0.9cm" svg:height="0.9cm" svg:x="17.8cm" svg:y="14.1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7.8cm" svg:y="17.8cm">
            <text:p text:style-name="P2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cm" svg:height="0.9cm" svg:x="14.5cm" svg:y="10.5cm">
            <text:p text:style-name="P2"><text:span text:style-name="T1">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7" draw:text-style-name="P3" draw:layer="layout" svg:width="2.03cm" svg:height="7.021cm" svg:x="4.669cm" svg:y="18.34cm" svg:viewBox="0 0 2031 7022" svg:d="m1157 20c344-93 719 148 828 455 93 263 34 571-80 828-119 269-257 530-374 802-119 277-275 540-428 802-180 306-427 557-614 855-160 253-304 519-401 802-97 284-124 606-27 882 110 313 312 603 561 828 263 238 537 473 855 642l241 106">
          <text:p/>
        </draw:path>
        <draw:path draw:style-name="gr7" draw:text-style-name="P3" draw:layer="layout" svg:width="14.769cm" svg:height="18.525cm" svg:x="0.478cm" svg:y="11.144cm" svg:viewBox="0 0 14770 18526" svg:d="m13392 14486c319-144 597 156 802 347 266 249 335 611 454 936 99 271 43 575 107 855 80 351-172 592-240 908-85 386-486 556-802 722-271 142-573 253-882 267-303 13-606-4-909-26-293-22-591 27-882 0-323-30-641-21-962-54-346-36-693-73-1042-53-366 21-733-15-1096-54-321-35-644-42-962-107-290-59-587-66-882-107-280-39-556-76-828-133-307-64-614-139-909-241-308-107-612-226-882-427-293-218-631-382-882-642-283-292-583-561-802-908-213-335-414-676-614-1016-157-266-238-554-375-829-170-341-313-699-400-1069-77-326-168-646-188-988-19-316-121-623-160-936-36-283-65-568-53-855 12-303 1-607 0-909-2-318 62-628 133-935 67-295 45-588 54-882 8-284 0-571 0-855 0-294 14-589 0-882-16-315 22-622 26-936 4-306 23-618 134-908 113-298 195-606 294-909 93-289 196-578 321-855 124-275 207-569 374-829 166-261 268-561 428-828l106-267v-8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uter Saaltink</meta:initial-creator>
    <meta:creation-date>2014-04-20T12:09:43.50</meta:creation-date>
    <dc:date>2014-04-20T12:34:37.85</dc:date>
    <dc:creator>Wouter Saaltink</dc:creator>
    <meta:editing-duration>PT9M44S</meta:editing-duration>
    <meta:editing-cycles>1</meta:editing-cycles>
    <meta:document-statistic meta:object-count="166"/>
    <meta:generator>OpenOffice/4.0.0$Win32 OpenOffice.org_project/400m3$Build-9702</meta:generator>
  </office:meta>
</office:document-meta>
</file>